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9B000002A4ED2C649D.png"/>
  <manifest:file-entry manifest:media-type="image/png" manifest:full-path="Pictures/1000020100000375000002F4A4C5D6FA.png"/>
  <manifest:file-entry manifest:media-type="image/png" manifest:full-path="Pictures/100002010000034E000002688D6351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áficos2" text:anchor-type="paragraph" svg:x="0.037cm" svg:y="12.446cm" svg:width="16.235cm" svg:height="11.763cm" draw:z-index="1"><draw:image xlink:href="Pictures/100002010000034E000002688D6351B2.png" xlink:type="simple" xlink:show="embed" xlink:actuate="onLoad"/></draw:frame><draw:frame draw:style-name="fr1" draw:name="gráficos1" text:anchor-type="paragraph" svg:width="16.738cm" svg:height="12.448cm" draw:z-index="0"><draw:image xlink:href="Pictures/100002010000039B000002A4ED2C649D.png" xlink:type="simple" xlink:show="embed" xlink:actuate="onLoad"/></draw:frame></text:p>
      <text:p text:style-name="Standard"/>
      <text:p text:style-name="Standard"/>
      <text:p text:style-name="Standard"><draw:frame draw:style-name="fr3" draw:name="gráficos3" text:anchor-type="paragraph" svg:width="16.999cm" svg:height="14.52cm" draw:z-index="2"><draw:image xlink:href="Pictures/1000020100000375000002F4A4C5D6F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15S</meta:editing-duration>
    <meta:editing-cycles>3</meta:editing-cycles>
    <meta:generator>OpenOffice/4.1.6$Win32 OpenOffice.org_project/416m1$Build-9790</meta:generator>
    <dc:date>2020-05-09T17:09:50.17</dc:date>
    <meta:document-statistic meta:table-count="0" meta:image-count="3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